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fo:border="none"/>
      <style:text-properties style:font-name="DejaVu Sans Mono"/>
    </style:style>
    <style:style style:name="ce107" style:family="table-cell" style:parent-style-name="Default">
      <style:text-properties style:font-name="DejaVu Sans Mono"/>
    </style:style>
    <style:style style:name="ce36" style:family="table-cell" style:parent-style-name="Default">
      <style:text-properties style:use-window-font-color="true" style:font-name="DejaVu Sans Mono"/>
    </style:style>
    <style:style style:name="ce106" style:family="table-cell" style:parent-style-name="Default">
      <style:table-cell-properties fo:border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use-window-font-color="true" style:font-name="DejaVu Sans Mono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4" style:family="table-cell" style:parent-style-name="Default">
      <style:text-properties fo:color="#ff4000"/>
    </style:style>
    <style:style style:name="ce87" style:family="table-cell" style:parent-style-name="Default"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110" style:family="table-cell" style:parent-style-name="Default">
      <style:table-cell-properties fo:background-color="transparent"/>
      <style:text-properties fo:color="#8d281e"/>
    </style:style>
    <style:style style:name="ce117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57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104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ext-properties style:font-name="DejaVu Sans Mono1" fo:font-size="9pt" style:font-size-asian="9pt" style:font-size-complex="9pt"/>
    </style:style>
    <style:style style:name="ce129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30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3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32" style:family="table-cell" style:parent-style-name="Default" style:data-style-name="N99">
      <style:map style:condition="cell-content()=1" style:apply-style-name="Bad" style:base-cell-address="'Rough - DCS FA18C'.N2"/>
    </style:style>
    <style:style style:name="ce133" style:family="table-cell" style:parent-style-name="Default">
      <style:map style:condition="cell-content()=0" style:apply-style-name="Bad" style:base-cell-address="'Rough - Elite Dangerous'.B2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137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38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3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4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1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map style:condition="cell-content()=0" style:apply-style-name="Bad" style:base-cell-address="'Scratch - Commands'.D3"/>
    </style:style>
    <style:style style:name="ce14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148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9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5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51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7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16KJG_<text:span text:style-name="T4">TH-Z</text:span></text:p>
            <text:p><text:span text:style-name="T8">-56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13">Throttle-Paddle O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13">Throttle-Paddle O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13">Throttle-Paddle I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13">Throttle-Paddle I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13">Throttle-Paddle I_D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13">Throttle-Paddle I_D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81.47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1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13" table:formula="of:=AND(ISBLANK([.$E109]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1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13" table:formula="of:=AND(ISBLANK([.$E122]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51.0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51.0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6]));OR(NOT(ISBLANK([.$F126]));OR(NOT(ISBLANK([.$G126]));NOT(ISBLANK([.$H126])))))" office:value-type="boolean" office:boolean-value="true" calcext:value-type="boolean">
            <text:p>TRUE</text:p>
          </table:table-cell>
          <table:table-cell table:style-name="ce112" table:formula="of:=OR(OR(OR(IF([.$P126]=1);IF([.$Q126]=1));IF([.$R126]=1));IF([.$S126]=1))" office:value-type="boolean" office:boolean-value="false" calcext:value-type="boolean">
            <text:p>FALSE</text:p>
          </table:table-cell>
          <table:table-cell table:style-name="ce113" table:formula="of:=AND(ISBLANK([.$E126]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J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K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L1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35.87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441.4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547.0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" draw:text-style-name="P2" svg:width="82.18pt" svg:height="95.27pt" svg:x="377.21pt" svg:y="3520.66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82.18pt" svg:height="61.68pt" svg:x="377.21pt" svg:y="3573.47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9]));OR(NOT(ISBLANK([.$F149]));OR(NOT(ISBLANK([.$G149]));NOT(ISBLANK([.$H149])))))" office:value-type="boolean" office:boolean-value="true" calcext:value-type="boolean">
            <text:p>TRUE</text:p>
          </table:table-cell>
          <table:table-cell table:style-name="ce112" table:formula="of:=OR(OR(OR(IF([.$P149]=1);IF([.$Q149]=1));IF([.$R149]=1));IF([.$S149]=1))" office:value-type="boolean" office:boolean-value="false" calcext:value-type="boolean">
            <text:p>FALSE</text:p>
          </table:table-cell>
          <table:table-cell table:style-name="ce113" table:formula="of:=AND(ISBLANK([.$E149]);NOT(ISBLANK([.$I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J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L1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1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13" table:formula="of:=AND(ISBLANK([.$E153]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office:annotation draw:style-name="gr3" draw:text-style-name="P2" svg:width="82.18pt" svg:height="61.68pt" svg:x="377.21pt" svg:y="4075.0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9]));OR(NOT(ISBLANK([.$F159]));OR(NOT(ISBLANK([.$G159]));NOT(ISBLANK([.$H159])))))" office:value-type="boolean" office:boolean-value="true" calcext:value-type="boolean">
            <text:p>TRUE</text:p>
          </table:table-cell>
          <table:table-cell table:style-name="ce112" table:formula="of:=OR(OR(OR(IF([.$P159]=1);IF([.$Q159]=1));IF([.$R159]=1));IF([.$S159]=1))" office:value-type="boolean" office:boolean-value="false" calcext:value-type="boolean">
            <text:p>FALSE</text:p>
          </table:table-cell>
          <table:table-cell table:style-name="ce113" table:formula="of:=AND(ISBLANK([.$E159]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J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K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L1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4127.87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180.6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office:annotation draw:style-name="gr6" draw:text-style-name="P2" svg:width="101.45pt" svg:height="95.27pt" svg:x="120.67pt" svg:y="4656.5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2]));OR(NOT(ISBLANK([.$F182]));OR(NOT(ISBLANK([.$G182]));NOT(ISBLANK([.$H182])))))" office:value-type="boolean" office:boolean-value="true" calcext:value-type="boolean">
            <text:p>TRUE</text:p>
          </table:table-cell>
          <table:table-cell table:style-name="ce112" table:formula="of:=OR(OR(OR(IF([.$P182]=1);IF([.$Q182]=1));IF([.$R182]=1));IF([.$S182]=1))" office:value-type="boolean" office:boolean-value="false" calcext:value-type="boolean">
            <text:p>FALSE</text:p>
          </table:table-cell>
          <table:table-cell table:style-name="ce113" table:formula="of:=AND(ISBLANK([.$E182]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J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K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L1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Aft</text:p>
          </table:table-cell>
          <table:table-cell table:number-columns-repeated="2"/>
          <table:table-cell table:style-name="ce125" office:value-type="string" calcext:value-type="string">
            <text:p>Sensors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DEPRESS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‘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5]));OR(NOT(ISBLANK([.$F185]));OR(NOT(ISBLANK([.$G185]));NOT(ISBLANK([.$H185])))))" office:value-type="boolean" office:boolean-value="true" calcext:value-type="boolean">
            <text:p>TRUE</text:p>
          </table:table-cell>
          <table:table-cell table:style-name="ce112" table:formula="of:=OR(OR(OR(IF([.$P185]=1);IF([.$Q185]=1));IF([.$R185]=1));IF([.$S185]=1))" office:value-type="boolean" office:boolean-value="false" calcext:value-type="boolean">
            <text:p>FALSE</text:p>
          </table:table-cell>
          <table:table-cell table:style-name="ce113" table:formula="of:=AND(ISBLANK([.$E185]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J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K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L1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</text:p>
          </table:table-cell>
          <table:table-cell table:number-columns-repeated="2"/>
          <table:table-cell table:style-name="ce125" office:value-type="string" calcext:value-type="string">
            <text:p>Sensors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12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13" table:formula="of:=AND(ISBLANK([.$E187]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2"/>
          <table:table-cell table:style-name="ce125" office:value-type="string" calcext:value-type="string">
            <text:p>Sensors I_M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12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13" table:formula="of:=AND(ISBLANK([.$E189]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2"/>
          <table:table-cell table:style-name="ce125" office:value-type="string" calcext:value-type="string">
            <text:p>Sensors I_M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12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13" table:formula="of:=AND(ISBLANK([.$E191]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2" draw:text-style-name="P2" svg:width="82.18pt" svg:height="51pt" svg:x="377.21pt" svg:y="5051.88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8" draw:text-style-name="P2" svg:width="202.39pt" svg:height="76.28pt" svg:x="377.21pt" svg:y="5104.66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9" draw:text-style-name="P2" svg:width="154.63pt" svg:height="128.86pt" svg:x="377.21pt" svg:y="5132.92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1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13" table:formula="of:=AND(ISBLANK([.$E201]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1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3:Commands.M114 Commands.M116:Commands.M117 Commands.M50:Commands.M55 Commands.M119:Commands.M120 Commands.M123:Commands.M123 Commands.M126:Commands.M126 Commands.M128:Commands.M130 Commands.D132:Commands.E134 Commands.M132:Commands.M134 Commands.D136:Commands.E137 Commands.M136:Commands.M137 Commands.D141:Commands.E142 Commands.M141:Commands.M142 Commands.E149:Commands.E149 Commands.D149:Commands.D149 Commands.M149:Commands.M149 Commands.D151:Commands.E151 Commands.M151:Commands.M151 Commands.D153:Commands.E154 Commands.M153:Commands.M154 Commands.D156:Commands.E156 Commands.M156:Commands.M156 Commands.D159:Commands.E161 Commands.M159:Commands.M161 Commands.D169:Commands.E169 Commands.M169:Commands.M169 Commands.D171:Commands.E171 Commands.M171:Commands.M171 Commands.D173:Commands.E173 Commands.M173:Commands.M173 Commands.D175:Commands.E175 Commands.M175:Commands.M175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3:Commands.E114 Commands.D116:Commands.E117 Commands.D50:Commands.E55 Commands.D119:Commands.E120 Commands.D122:Commands.E123 Commands.D126:Commands.E126 Commands.D128:Commands.E130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07:Commands.M107 Commands.D105:Commands.E107 Commands.M109:Commands.M111 Commands.D109:Commands.E111 Commands.M105:Commands.M106 Commands.D29:Commands.E30 Commands.M29:Commands.M30 Commands.M84:Commands.M103 Commands.D84:Commands.E103 Commands.D187:Commands.E187 Commands.M187:Commands.M187 Commands.D189:Commands.E189 Commands.M189:Commands.M189 Commands.D191:Commands.E191 Commands.M191:Commands.M191 Commands.M122:Commands.M122 Commands.D144:Commands.E144 Commands.M144:Commands.M144 Commands.D146:Commands.E146 Commands.M146:Commands.M146 Commands.D139:Commands.E139 Commands.M139:Commands.M139 Commands.E165:Commands.E165 Commands.M165:Commands.M165 Commands.D167:Commands.E167 Commands.M167:Commands.M167 Commands.D182:Commands.E182 Commands.M182:Commands.M182 Commands.D163:Commands.E163 Commands.M163:Commands.M163 Commands.E193:Commands.E201 Commands.M193:Commands.M201 Commands.D184:Commands.E185 Commands.M184:Commands.M185 Commands.M42:Commands.M48 Commands.D42:Commands.E48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87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1" table:formula="of:=AND(ISBLANK([.$C2]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3" office:value-type="string" calcext:value-type="string">
            <text:p>VR Zoom</text:p>
          </table:table-cell>
          <table:table-cell table:style-name="ce56" office:value-type="string" calcext:value-type="string">
            <text:p>R_ALT z</text:p>
          </table:table-cell>
          <table:table-cell table:style-name="ce57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130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31" table:formula="of:=AND(ISBLANK([.$C6]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57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93"/>
          <table:table-cell table:style-name="ce56"/>
          <table:table-cell table:number-columns-repeated="17"/>
        </table:table-row>
        <table:table-row table:style-name="ro4">
          <table:table-cell table:style-name="ce93" office:value-type="string" calcext:value-type="string">
            <text:p>HMD BRT/CW/Increase (aka. ‘cueing’)</text:p>
          </table:table-cell>
          <table:table-cell table:style-name="ce110" office:value-type="string" calcext:value-type="string">
            <text:p>R_ALT h</text:p>
          </table:table-cell>
          <table:table-cell table:style-name="ce57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table:style-name="ce56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58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 table:style-name="ce117" office:value-type="string" calcext:value-type="string">
            <text:p>T16KTR_<text:span text:style-name="T4">TH-X</text:span></text:p>
          </table:table-cell>
          <table:table-cell table:style-name="ce121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 table:style-name="ce117" office:value-type="string" calcext:value-type="string">
            <text:p>T16KTR_<text:span text:style-name="T4">TH-Y</text:span></text:p>
          </table:table-cell>
          <table:table-cell table:style-name="ce121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07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 table:style-name="ce110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57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121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121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121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121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121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56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56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84" office:value-type="string" calcext:value-type="string">
            <text:p>Master ON</text:p>
          </table:table-cell>
          <table:table-cell table:style-name="ce56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56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56" office:value-type="string" calcext:value-type="string">
            <office:annotation draw:style-name="gr2" draw:text-style-name="P2" svg:width="82.18pt" svg:height="51pt" svg:x="373.15pt" svg:y="808.8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104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Engine Anti-Ice On</text:p>
          </table:table-cell>
          <table:table-cell table:style-name="ce56" office:value-type="string" calcext:value-type="string">
            <text:p>R_CTL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Engine Anti-Ice Off</text:p>
          </table:table-cell>
          <table:table-cell table:style-name="ce110" office:value-type="string" calcext:value-type="string">
            <text:p>R_ALT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918.8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104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104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104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29.35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47pt" draw:caption-point-x="-17.29pt" draw:caption-point-y="42.8pt">
              <dc:date>2019-11-05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93" office:value-type="string" calcext:value-type="string">
            <text:p>Waypoint Next</text:p>
          </table:table-cell>
          <table:table-cell table:style-name="ce56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(MDI Button 5)</text:p>
          </table:table-cell>
          <table:table-cell table:style-name="ce56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Option Select Pushbutton 1 (POSN)</text:p>
          </table:table-cell>
          <table:table-cell table:style-name="ce56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ENT</text:p>
          </table:table-cell>
          <table:table-cell table:style-name="ce56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4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93" office:value-type="string" calcext:value-type="string">
            <text:p>UFC Keyboard Pushbuttons</text:p>
          </table:table-cell>
          <table:table-cell table:style-name="ce56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Option Select Pushbuttons</text:p>
          </table:table-cell>
          <table:table-cell table:style-name="ce56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ENT</text:p>
          </table:table-cell>
          <table:table-cell table:style-name="ce56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CLR</text:p>
          </table:table-cell>
          <table:table-cell table:style-name="ce56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56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56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56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56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3.2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56" office:value-type="string" calcext:value-type="string">
            <office:annotation draw:style-name="gr13" draw:text-style-name="P2" svg:width="82.18pt" svg:height="84.08pt" svg:x="373.15pt" svg:y="1756.06pt" draw:caption-point-x="-17.29pt" draw:caption-point-y="42.8pt">
              <dc:date>2019-11-06T00:00:00</dc:date>
              <text:p text:style-name="P1">Known to conflict with MSW10 ‘explorer.exe’ keyboard shortcuts. Recommend disabling.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56" office:value-type="string" calcext:value-type="string">
            <office:annotation draw:style-name="gr14" draw:text-style-name="P2" svg:width="426.19pt" svg:height="184.85pt" svg:x="373.15pt" svg:y="1781.6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3" draw:text-style-name="P2" svg:width="82.18pt" svg:height="61.68pt" svg:x="373.15pt" svg:y="1794.4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3" draw:text-style-name="P2" svg:width="82.18pt" svg:height="61.68pt" svg:x="373.15pt" svg:y="1807.2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33" office:value-type="string" calcext:value-type="string">
            <text:p>L_ALT v</text:p>
          </table:table-cell>
          <table:table-cell table:style-name="ce134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7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8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9" table:formula="of:=AND(ISBLANK([.$C2]);NOT(ISBLANK([.$I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33" office:value-type="string" calcext:value-type="string">
            <text:p>R_ALT v</text:p>
          </table:table-cell>
          <table:table-cell table:style-name="ce134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7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3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39" table:formula="of:=AND(ISBLANK([.$C3]);NOT(ISBLANK([.$I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34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34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34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34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34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136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124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15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6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56" office:value-type="string" calcext:value-type="string">
            <office:annotation draw:style-name="gr17" draw:text-style-name="P2" svg:width="82.18pt" svg:height="84.08pt" svg:x="811.39pt" svg:y="981.47pt" draw:caption-point-x="-17.29pt" draw:caption-point-y="42.8pt">
              <dc:date>2019-11-06T00:00:00</dc:date>
              <text:p text:style-name="P1">Known to conflict with MSW10 ‘explorer.exe’ keyboard shortcuts. Recommend disabling.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56" office:value-type="string" calcext:value-type="string">
            <office:annotation draw:style-name="gr14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1048490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128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144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4"/>
          <table:table-cell table:number-columns-repeated="1022"/>
        </table:table-row>
        <table:table-row table:style-name="ro1">
          <table:table-cell table:style-name="ce144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44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4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44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47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8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9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50" table:formula="of:=AND(ISBLANK([.$E3]);NOT(ISBLANK([.$I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9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9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50" table:formula="of:=AND(ISBLANK([.$E4]);NOT(ISBLANK([.$I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9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50" table:formula="of:=AND(ISBLANK([.$E6]);NOT(ISBLANK([.$I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9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50" table:formula="of:=AND(ISBLANK([.$E7]);NOT(ISBLANK([.$I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9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50" table:formula="of:=AND(ISBLANK([.$E8]);NOT(ISBLANK([.$I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9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50" table:formula="of:=AND(ISBLANK([.$E10]);NOT(ISBLANK([.$I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9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50" table:formula="of:=AND(ISBLANK([.$E11]);NOT(ISBLANK([.$I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9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50" table:formula="of:=AND(ISBLANK([.$E14]);NOT(ISBLANK([.$I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9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50" table:formula="of:=AND(ISBLANK([.$E15]);NOT(ISBLANK([.$I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9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50" table:formula="of:=AND(ISBLANK([.$E17]);NOT(ISBLANK([.$I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9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50" table:formula="of:=AND(ISBLANK([.$E19]);NOT(ISBLANK([.$I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9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50" table:formula="of:=AND(ISBLANK([.$E21]);NOT(ISBLANK([.$I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9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50" table:formula="of:=AND(ISBLANK([.$E22]);NOT(ISBLANK([.$I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46"/>
          <table:table-cell table:style-name="ce147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9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50" table:formula="of:=AND(ISBLANK([.$E26]);NOT(ISBLANK([.$I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46"/>
          <table:table-cell table:style-name="ce147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9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50" table:formula="of:=AND(ISBLANK([.$E28]);NOT(ISBLANK([.$I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9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50" table:formula="of:=AND(ISBLANK([.$E34]);NOT(ISBLANK([.$I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9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50" table:formula="of:=AND(ISBLANK([.$E35]);NOT(ISBLANK([.$I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9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50" table:formula="of:=AND(ISBLANK([.$E36]);NOT(ISBLANK([.$I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47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46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9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50" table:formula="of:=AND(ISBLANK([.$E52]);NOT(ISBLANK([.$I52])))" office:value-type="boolean" office:boolean-value="true" calcext:value-type="boolean">
            <text:p>TRUE</text:p>
          </table:table-cell>
          <table:table-cell table:style-name="ce151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51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51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51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8:53:50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6T20:01:07.649000000</dc:date>
    <meta:editing-duration>P8DT3H36M35S</meta:editing-duration>
    <meta:editing-cycles>845</meta:editing-cycles>
    <meta:document-statistic meta:table-count="7" meta:cell-count="2249" meta:object-count="0"/>
  </office:meta>
</office:document-meta>
</file>